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01eaea" style:font-size-asian="18pt" style:font-weight-asian="bold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officeooo:paragraph-rsid="0001eaea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officeooo:paragraph-rsid="0001eaea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normal" officeooo:rsid="0001e9f2" style:font-weight-asian="normal" style:font-weight-complex="normal"/>
    </style:style>
    <style:style style:name="T5" style:family="text">
      <style:text-properties fo:font-weight="normal" officeooo:rsid="0001eaea" style:font-weight-asian="normal" style:font-weight-complex="normal"/>
    </style:style>
    <style:style style:name="T6" style:family="text">
      <style:text-properties officeooo:rsid="0001e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6">Descrição Casos de Uso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C</text:span><text:span text:style-name="T2">DU0</text:span><text:span text:style-name="T1">: </text:span><text:span text:style-name="T4">Acessar o sistema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Ator(es) principal(ais): </text:span><text:span text:style-name="T5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cadastrar novo usuário;</text:p>
            <text:p text:style-name="P4"><text:s text:c="25"/><text:span text:style-name="T1">3. </text:span>Fornecer nome completo;</text:p>
            <text:p text:style-name="P4"><text:s text:c="25"/><text:span text:style-name="T1">4. </text:span>Definir senha para acesso (min 8 dígitos);</text:p>
            <text:p text:style-name="P4"><text:s text:c="25"/><text:span text:style-name="T1">5.</text:span> Definir e-mail para cadastro;</text:p>
            <text:p text:style-name="P4"><text:s text:c="25"/><text:span text:style-name="T1">6.</text:span> Fornecer CPF válido;</text:p>
            <text:p text:style-name="P4"><text:s text:c="25"/><text:span text:style-name="T1">7.</text:span> Fornecer Data de Nascimento;</text:p>
            <text:p text:style-name="P4"><text:s text:c="25"/><text:span text:style-name="T1">8. </text:span>Endereço válido;</text:p>
            <text:p text:style-name="P4"><text:s text:c="25"/><text:span text:style-name="T1">9.</text:span> Selecionar sexo;</text:p>
            <text:p text:style-name="P4"><text:s text:c="25"/><text:span text:style-name="T1">10.</text:span> Fornecer número de telefone;</text:p>
            <text:p text:style-name="P4"><text:s text:c="25"/><text:span text:style-name="T1">11. </text:span>Clicar em “Cadastrar” para finalizar o cadastro;</text:p>
            <text:p text:style-name="P4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4a: </text:span>Senha fornecida possui menos de 8 dígitos:</text:p>
            <text:p text:style-name="P4"><text:s text:c="40"/>1- Aparecer mensagem “senha menor que o mínimo requerido”</text:p>
            <text:p text:style-name="P4"><text:s text:c="40"/>2- Usuário fornece senha de 8 dígitos ou mais</text:p>
            <text:p text:style-name="P4"><text:s text:c="31"/><text:span text:style-name="T1">5a: </text:span>E-mail fornecido pelo usuário não é válido:</text:p>
            <text:p text:style-name="P4"><text:s text:c="40"/>1- Não receberá o e-mail de confirmação de cadastro;</text:p>
            <text:p text:style-name="P4"><text:s text:c="40"/>2- Cadastro não será confirmado;</text:p>
            <text:p text:style-name="P4"><text:s text:c="40"/>3- Será necessário o usuário recadastrar utilizando outro e-mail <text:s text:c="25"/>que seja válido;</text:p>
            <text:p text:style-name="P4"><text:s text:c="30"/><text:span text:style-name="T1">6a: </text:span>CPF informado não existe ou não condiz com o nome fornecido</text:p>
            <text:p text:style-name="P4"><text:s text:c="40"/>1- Cadastro não será finalizado;</text:p>
            <text:p text:style-name="P4"><text:s text:c="40"/>2- A mensagem “CPF inválido” aparecerá embaixo do campo CPF;</text:p>
            <text:p text:style-name="P4"><text:s text:c="40"/>3- Usuário fornece um CPF válido e finaliza o cadastro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<text:span text:style-name="T1">C</text:span><text:span text:style-name="T2">DU</text:span><text:span text:style-name="T3">1</text:span><text:span text:style-name="T1">: </text:span><text:span text:style-name="T5">Alterar senha</text:span><text:span text:style-name="T4">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Ator(es) principal(ais): </text:span><text:span text:style-name="T5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Pré-condições: </text:span>Ter o aplicativo instalado em um dispositivo móvel ou acesso a página WEB do Sistema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básico: <text:s/>1. </text:span>Iniciar o aplicativo ou acessar pela página Web;<text:span text:style-name="T1"> </text:span></text:p>
            <text:p text:style-name="P5"><text:span text:style-name="T1"><text:s text:c="25"/>2. </text:span>Clicar em “<text:span text:style-name="T6">Login”</text:span>;</text:p>
            <text:p text:style-name="P5"><text:s text:c="25"/><text:span text:style-name="T1">3. </text:span>Fornecer nome <text:span text:style-name="T6">de usuário</text:span>;</text:p>
            <text:p text:style-name="P5"><text:s text:c="25"/><text:span text:style-name="T1">4. </text:span><text:span text:style-name="T5">Clicar em “Esqueci minha senha”</text:span>;</text:p>
            <text:p text:style-name="P5"><text:s text:c="25"/><text:span text:style-name="T1">5.</text:span> <text:span text:style-name="T6">Fornecer e-mail usado no cadastro no sistema</text:span>;</text:p>
            <text:p text:style-name="P5"><text:s text:c="25"/><text:span text:style-name="T1">6.</text:span> <text:span text:style-name="T6">Acessar e-mail para confirmar mudança de senha</text:span>;</text:p>
            <text:p text:style-name="P5"><text:s text:c="25"/><text:span text:style-name="T1">7.</text:span> Fornecer <text:span text:style-name="T6">nova senha (min. 8 dígitos)</text:span>;</text:p>
            <text:p text:style-name="P5"><text:s text:c="25"/><text:span text:style-name="T1">8. </text:span><text:span text:style-name="T5">Fornecer novamente a nova senha</text:span>;</text:p>
            <text:p text:style-name="P5"><text:s text:c="25"/><text:span text:style-name="T1">9.</text:span> <text:span text:style-name="T5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5"><text:span text:style-name="T1">Fluxo alternativo: 1a: </text:span>O aplicativo apresenta algum erro ao ser inicializado:</text:p>
            <text:p text:style-name="P5"><text:s text:c="39"/>1- O usuário deve reiniciá-lo;</text:p>
            <text:p text:style-name="P5"><text:s text:c="39"/>2- O caso de uso termina.</text:p>
            <text:p text:style-name="P5"><text:span text:style-name="T1"><text:s text:c="31"/>4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</text:p>
            <text:p text:style-name="P5"><text:s text:c="31"/><text:span text:style-name="T1">5a: </text:span>E-mail fornecido pelo usuário não é válido:</text:p>
            <text:p text:style-name="P5"><text:s text:c="40"/>1- Não receberá o e-mail de <text:span text:style-name="T6">mudança de senha</text:span>;</text:p>
            <text:p text:style-name="P5"><text:s text:c="40"/>2- C<text:span text:style-name="T6">mudança de senha</text:span> não será confirmad<text:span text:style-name="T6">a</text:span>;</text:p>
            <text:p text:style-name="P5"><text:s text:c="40"/>3- Será necessário o usuário recadastrar utilizando outro e-mail <text:s text:c="25"/>que seja válido;</text:p>
            <text:p text:style-name="P5"><text:s text:c="26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9T19:35:17.169323510</dc:date>
    <meta:editing-duration>PT5M52S</meta:editing-duration>
    <meta:editing-cycles>2</meta:editing-cycles>
    <meta:document-statistic meta:table-count="2" meta:image-count="0" meta:object-count="0" meta:page-count="2" meta:paragraph-count="59" meta:word-count="427" meta:character-count="4048" meta:non-whitespace-character-count="2294"/>
  </office:meta>
</office:document-meta>
</file>